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2000002962BFAA92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Графический объект1" text:anchor-type="paragraph" svg:width="17cm" svg:height="11.896cm" draw:z-index="0"><draw:image xlink:href="Pictures/10000000000003B2000002962BFAA9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1" meta:object-count="0" meta:page-count="1" meta:paragraph-count="0" meta:word-count="0" meta:character-count="0"/>
    <dc:date>2011-09-18T14:44:47</dc:date>
    <dc:creator>dimon </dc:creator>
    <meta:generator>LibreOffice/3.3$Linux LibreOffice_project/330m19$Build-301</meta:generator>
  </office:meta>
</office:document-meta>
</file>